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1" svg:font-family="'Noto Sans'" style:font-family-generic="swiss"/>
    <style:font-face style:name="Menlo" svg:font-family="Menl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style:font-name="Menlo" fo:font-size="8pt" officeooo:rsid="00186247" officeooo:paragraph-rsid="00186247" style:font-size-asian="8pt" style:font-size-complex="8pt"/>
    </style:style>
    <style:style style:name="P2" style:family="paragraph" style:parent-style-name="Standard">
      <style:text-properties style:font-name="Menlo" fo:font-size="8pt" officeooo:rsid="0019ca83" officeooo:paragraph-rsid="0019ca83" style:font-size-asian="8pt" style:font-size-complex="8pt"/>
    </style:style>
    <style:style style:name="P3" style:family="paragraph" style:parent-style-name="Standard">
      <style:text-properties style:font-name="Menlo" fo:font-size="14pt" fo:font-weight="normal" officeooo:rsid="001db66f" officeooo:paragraph-rsid="001db66f" style:font-size-asian="14pt" style:font-weight-asian="normal" style:font-size-complex="14pt" style:font-weight-complex="normal"/>
    </style:style>
    <style:style style:name="P4" style:family="paragraph" style:parent-style-name="Standard">
      <style:text-properties style:font-name="Menlo" fo:font-size="15pt" fo:font-weight="bold" officeooo:rsid="001ecbbe" officeooo:paragraph-rsid="001ecbbe" style:font-size-asian="15pt" style:font-weight-asian="bold" style:font-size-complex="15pt" style:font-weight-complex="bold"/>
    </style:style>
    <style:style style:name="P5" style:family="paragraph" style:parent-style-name="Standard">
      <style:text-properties style:font-name="Menlo" fo:font-size="10pt" fo:font-weight="bold" officeooo:rsid="001db66f" officeooo:paragraph-rsid="001db66f" style:font-size-asian="8.75pt" style:font-weight-asian="bold" style:font-size-complex="10pt" style:font-weight-complex="bold"/>
    </style:style>
    <style:style style:name="P6" style:family="paragraph" style:parent-style-name="Standard">
      <style:text-properties style:font-name="Menlo" fo:font-size="10pt" fo:font-weight="bold" officeooo:rsid="0038e650" officeooo:paragraph-rsid="0038e650" style:font-size-asian="10pt" style:font-weight-asian="bold" style:font-size-complex="10pt" style:font-weight-complex="bold"/>
    </style:style>
    <style:style style:name="P7" style:family="paragraph" style:parent-style-name="Standard">
      <style:text-properties style:font-name="Menlo" fo:font-size="10pt" fo:font-weight="bold" officeooo:rsid="001db66f" officeooo:paragraph-rsid="001db66f" style:font-size-asian="10pt" style:font-weight-asian="bold" style:font-size-complex="10pt" style:font-weight-complex="bold"/>
    </style:style>
    <style:style style:name="P8" style:family="paragraph" style:parent-style-name="Standard">
      <style:text-properties fo:color="#ffffff" style:font-name="Menlo" fo:font-size="8pt" fo:font-style="normal" officeooo:rsid="0019ca83" officeooo:paragraph-rsid="0019ca83" style:font-size-asian="8pt" style:font-style-asian="normal" style:font-size-complex="8pt" style:font-style-complex="normal"/>
    </style:style>
    <style:style style:name="P9" style:family="paragraph" style:parent-style-name="Standard">
      <style:text-properties fo:color="#ffffff" style:font-name="Menlo" fo:font-size="8pt" fo:font-style="normal" fo:font-weight="normal" officeooo:rsid="001b17a6" officeooo:paragraph-rsid="001b17a6" style:font-size-asian="8pt" style:font-style-asian="normal" style:font-weight-asian="normal" style:font-size-complex="8pt" style:font-style-complex="normal" style:font-weight-complex="normal"/>
    </style:style>
    <style:style style:name="P10" style:family="paragraph" style:parent-style-name="Standard">
      <style:text-properties fo:color="#ffffff" style:font-name="Menlo" fo:font-size="8pt" fo:font-style="normal" fo:font-weight="normal" officeooo:rsid="001c2478" officeooo:paragraph-rsid="001c2478" style:font-size-asian="8pt" style:font-style-asian="normal" style:font-weight-asian="normal" style:font-size-complex="8pt" style:font-style-complex="normal" style:font-weight-complex="normal"/>
    </style:style>
    <style:style style:name="P11" style:family="paragraph" style:parent-style-name="Standard">
      <style:text-properties fo:color="#ffffff" style:font-name="Menlo" fo:font-size="8pt" fo:font-style="normal" fo:font-weight="normal" officeooo:rsid="001cde37" officeooo:paragraph-rsid="001cde37" style:font-size-asian="8pt" style:font-style-asian="normal" style:font-weight-asian="normal" style:font-size-complex="8pt" style:font-style-complex="normal" style:font-weight-complex="normal"/>
    </style:style>
    <style:style style:name="P12" style:family="paragraph" style:parent-style-name="Standard">
      <style:text-properties fo:color="#ffffff" style:font-name="Menlo" fo:font-size="8pt" fo:font-style="normal" fo:font-weight="normal" officeooo:rsid="001ec29e" officeooo:paragraph-rsid="001ec29e" style:font-size-asian="8pt" style:font-style-asian="normal" style:font-weight-asian="normal" style:font-size-complex="8pt" style:font-style-complex="normal" style:font-weight-complex="normal"/>
    </style:style>
    <style:style style:name="P13" style:family="paragraph" style:parent-style-name="Standard">
      <style:text-properties fo:color="#ffffff" style:font-name="Menlo" fo:font-size="8pt" fo:font-style="normal" fo:font-weight="normal" officeooo:rsid="001db66f" officeooo:paragraph-rsid="001db66f" style:font-size-asian="7pt" style:font-style-asian="normal" style:font-weight-asian="normal" style:font-size-complex="8pt" style:font-style-complex="normal" style:font-weight-complex="normal"/>
    </style:style>
    <style:style style:name="P14" style:family="paragraph" style:parent-style-name="Standard">
      <style:text-properties fo:color="#ffffff" style:font-name="Menlo" fo:font-size="8pt" fo:font-style="normal" fo:font-weight="normal" officeooo:rsid="001db66f" officeooo:paragraph-rsid="001ec29e" style:font-size-asian="7pt" style:font-style-asian="normal" style:font-weight-asian="normal" style:font-size-complex="8pt" style:font-style-complex="normal" style:font-weight-complex="normal"/>
    </style:style>
    <style:style style:name="P15" style:family="paragraph" style:parent-style-name="Standard">
      <style:text-properties fo:color="#ffffff" style:font-name="Menlo" fo:font-size="8pt" fo:font-style="normal" fo:font-weight="normal" officeooo:rsid="001db66f" officeooo:paragraph-rsid="002522b7" style:font-size-asian="7pt" style:font-style-asian="normal" style:font-weight-asian="normal" style:font-size-complex="8pt" style:font-style-complex="normal" style:font-weight-complex="normal"/>
    </style:style>
    <style:style style:name="P16" style:family="paragraph" style:parent-style-name="Standard">
      <style:text-properties fo:color="#ffffff" style:font-name="Menlo" fo:font-size="8pt" fo:font-style="normal" fo:font-weight="normal" officeooo:rsid="001cde37" officeooo:paragraph-rsid="001db66f" style:font-size-asian="7pt" style:font-style-asian="normal" style:font-weight-asian="normal" style:font-size-complex="8pt" style:font-style-complex="normal" style:font-weight-complex="normal"/>
    </style:style>
    <style:style style:name="P17" style:family="paragraph" style:parent-style-name="Standard">
      <style:text-properties fo:color="#ffffff" style:font-name="Menlo" fo:font-size="8pt" fo:font-style="normal" fo:font-weight="normal" officeooo:rsid="001ec29e" officeooo:paragraph-rsid="001ec29e" style:font-size-asian="7pt" style:font-style-asian="normal" style:font-weight-asian="normal" style:font-size-complex="8pt" style:font-style-complex="normal" style:font-weight-complex="normal"/>
    </style:style>
    <style:style style:name="P18" style:family="paragraph" style:parent-style-name="Standard">
      <style:text-properties fo:color="#ffffff" style:font-name="Menlo" fo:font-size="8pt" fo:font-style="normal" fo:font-weight="normal" officeooo:rsid="00243d1b" officeooo:paragraph-rsid="00243d1b" style:font-size-asian="7pt" style:font-style-asian="normal" style:font-weight-asian="normal" style:font-size-complex="8pt" style:font-style-complex="normal" style:font-weight-complex="normal"/>
    </style:style>
    <style:style style:name="P19" style:family="paragraph" style:parent-style-name="Standard">
      <style:text-properties fo:color="#ffffff" fo:font-size="8pt" officeooo:rsid="0019ca83" officeooo:paragraph-rsid="0019ca83" style:font-size-asian="8pt" style:font-size-complex="8pt"/>
    </style:style>
    <style:style style:name="P20" style:family="paragraph" style:parent-style-name="Standard">
      <style:text-properties fo:color="#ffffff" fo:font-size="8pt" officeooo:rsid="0019ca83" officeooo:paragraph-rsid="001fdab1" style:font-size-asian="8pt" style:font-size-complex="8pt"/>
    </style:style>
    <style:style style:name="P21" style:family="paragraph" style:parent-style-name="Standard">
      <style:text-properties fo:color="#ffffff" fo:font-size="8pt" officeooo:rsid="001b17a6" officeooo:paragraph-rsid="001b17a6" style:font-size-asian="8pt" style:font-size-complex="8pt"/>
    </style:style>
    <style:style style:name="P22" style:family="paragraph" style:parent-style-name="Standard">
      <style:text-properties fo:color="#ffffff" fo:font-size="8pt" officeooo:rsid="001b17a6" officeooo:paragraph-rsid="001db66f" style:font-size-asian="8pt" style:font-size-complex="8pt"/>
    </style:style>
    <style:style style:name="P23" style:family="paragraph" style:parent-style-name="Standard">
      <style:text-properties fo:color="#ffffff" fo:font-size="8pt" officeooo:rsid="001cde37" officeooo:paragraph-rsid="001cde37" style:font-size-asian="8pt" style:font-size-complex="8pt"/>
    </style:style>
    <style:style style:name="P24" style:family="paragraph" style:parent-style-name="Standard">
      <style:text-properties fo:color="#ffffff" fo:font-size="8pt" officeooo:rsid="001db66f" officeooo:paragraph-rsid="001db66f" style:font-size-asian="8pt" style:font-size-complex="8pt"/>
    </style:style>
    <style:style style:name="P25" style:family="paragraph" style:parent-style-name="Standard">
      <style:text-properties fo:color="#ffffff" fo:font-size="8pt" officeooo:rsid="001ec29e" officeooo:paragraph-rsid="001ec29e" style:font-size-asian="8pt" style:font-size-complex="8pt"/>
    </style:style>
    <style:style style:name="P26" style:family="paragraph" style:parent-style-name="Standard">
      <style:text-properties fo:color="#ffffff" fo:font-size="14pt" officeooo:rsid="001db66f" officeooo:paragraph-rsid="001db66f" style:font-size-asian="12.25pt" style:font-size-complex="14pt"/>
    </style:style>
    <style:style style:name="P27" style:family="paragraph" style:parent-style-name="Standard">
      <style:text-properties fo:color="#ff0000" fo:font-size="8pt" officeooo:rsid="001cde37" officeooo:paragraph-rsid="001cde37" style:font-size-asian="8pt" style:font-size-complex="8pt"/>
    </style:style>
    <style:style style:name="P28" style:family="paragraph" style:parent-style-name="Standard">
      <style:text-properties fo:color="#55308d" fo:font-size="8pt" officeooo:rsid="001cde37" officeooo:paragraph-rsid="001cde37" style:font-size-asian="8pt" style:font-size-complex="8pt"/>
    </style:style>
    <style:style style:name="P29" style:family="paragraph" style:parent-style-name="Standard">
      <style:text-properties fo:color="#55308d" fo:font-size="8pt" officeooo:rsid="001ec29e" officeooo:paragraph-rsid="001ec29e" style:font-size-asian="8pt" style:font-size-complex="8pt"/>
    </style:style>
    <style:style style:name="P30" style:family="paragraph" style:parent-style-name="Standard">
      <style:text-properties fo:color="#55308d" fo:font-size="8pt" officeooo:rsid="00243d1b" officeooo:paragraph-rsid="00243d1b" style:font-size-asian="8pt" style:font-size-complex="8pt"/>
    </style:style>
    <style:style style:name="P31" style:family="paragraph" style:parent-style-name="Standard">
      <style:text-properties fo:color="#55308d" style:font-name="Menlo" fo:font-size="8pt" fo:font-style="normal" fo:font-weight="normal" officeooo:rsid="001cde37" officeooo:paragraph-rsid="001cde37" style:font-size-asian="8pt" style:font-style-asian="normal" style:font-weight-asian="normal" style:font-size-complex="8pt" style:font-style-complex="normal" style:font-weight-complex="normal"/>
    </style:style>
    <style:style style:name="P32" style:family="paragraph" style:parent-style-name="Standard">
      <style:text-properties fo:font-size="8pt" officeooo:paragraph-rsid="0019ca83" style:font-size-asian="8pt" style:font-size-complex="8pt"/>
    </style:style>
    <style:style style:name="P33" style:family="paragraph" style:parent-style-name="Standard">
      <style:text-properties fo:font-size="8pt" officeooo:paragraph-rsid="001c2478" style:font-size-asian="8pt" style:font-size-complex="8pt"/>
    </style:style>
    <style:style style:name="P34" style:family="paragraph" style:parent-style-name="Standard">
      <style:text-properties fo:font-size="8pt" officeooo:rsid="001c2478" officeooo:paragraph-rsid="001c2478" style:font-size-asian="8pt" style:font-size-complex="8pt"/>
    </style:style>
    <style:style style:name="P35" style:family="paragraph" style:parent-style-name="Standard">
      <style:text-properties fo:font-size="8pt" officeooo:paragraph-rsid="001cde37" style:font-size-asian="8pt" style:font-size-complex="8pt"/>
    </style:style>
    <style:style style:name="P36" style:family="paragraph" style:parent-style-name="Standard">
      <style:text-properties officeooo:paragraph-rsid="001ec29e"/>
    </style:style>
    <style:style style:name="P37" style:family="paragraph" style:parent-style-name="Standard">
      <style:text-properties officeooo:rsid="001ec29e" officeooo:paragraph-rsid="001ec29e"/>
    </style:style>
    <style:style style:name="P38" style:family="paragraph" style:parent-style-name="Standard">
      <style:text-properties officeooo:paragraph-rsid="002522b7"/>
    </style:style>
    <style:style style:name="P39" style:family="paragraph" style:parent-style-name="Standard">
      <style:text-properties officeooo:rsid="0028bade" officeooo:paragraph-rsid="0028bade"/>
    </style:style>
    <style:style style:name="P40" style:family="paragraph" style:parent-style-name="Standard">
      <style:text-properties officeooo:paragraph-rsid="0025f626"/>
    </style:style>
    <style:style style:name="P41" style:family="paragraph" style:parent-style-name="Standard">
      <style:text-properties officeooo:paragraph-rsid="002b3186"/>
    </style:style>
    <style:style style:name="P42" style:family="paragraph" style:parent-style-name="Standard">
      <style:text-properties officeooo:paragraph-rsid="003056ea"/>
    </style:style>
    <style:style style:name="P43" style:family="paragraph" style:parent-style-name="Standard">
      <style:text-properties officeooo:rsid="00411569" officeooo:paragraph-rsid="00411569"/>
    </style:style>
    <style:style style:name="P44" style:family="paragraph" style:parent-style-name="Standard">
      <style:text-properties fo:color="#808080" style:font-name="Menlo" fo:font-size="8pt" fo:font-style="normal" officeooo:rsid="0019ca83" officeooo:paragraph-rsid="0019ca83" style:font-size-asian="8pt" style:font-style-asian="normal" style:font-size-complex="8pt" style:font-style-complex="normal"/>
    </style:style>
    <style:style style:name="P45" style:family="paragraph" style:parent-style-name="Standard">
      <style:text-properties fo:color="#808080" style:font-name="Menlo" fo:font-size="8pt" fo:font-style="italic" officeooo:rsid="0019ca83" officeooo:paragraph-rsid="0019ca83" style:font-size-asian="8pt" style:font-style-asian="italic" style:font-size-complex="8pt" style:font-style-complex="italic"/>
    </style:style>
    <style:style style:name="P46" style:family="paragraph" style:parent-style-name="Standard">
      <style:text-properties fo:color="#2a6099" style:font-name="Menlo" fo:font-size="8pt" fo:font-style="normal" fo:font-weight="bold" officeooo:rsid="0019ca83" officeooo:paragraph-rsid="0019ca83" style:font-size-asian="8pt" style:font-style-asian="normal" style:font-weight-asian="bold" style:font-size-complex="8pt" style:font-style-complex="normal" style:font-weight-complex="bold"/>
    </style:style>
    <style:style style:name="P47" style:family="paragraph" style:parent-style-name="Standard">
      <style:text-properties fo:color="#2a6099" style:font-name="Menlo" fo:font-size="8pt" fo:font-style="normal" fo:font-weight="normal" officeooo:rsid="001cde37" officeooo:paragraph-rsid="001cde37" style:font-size-asian="8pt" style:font-style-asian="normal" style:font-weight-asian="normal" style:font-size-complex="8pt" style:font-style-complex="normal" style:font-weight-complex="normal"/>
    </style:style>
    <style:style style:name="P48" style:family="paragraph" style:parent-style-name="Standard">
      <style:text-properties fo:color="#2a6099" style:font-name="Menlo" fo:font-size="8pt" fo:font-style="normal" fo:font-weight="normal" officeooo:rsid="001ec29e" officeooo:paragraph-rsid="001ec29e" style:font-size-asian="7pt" style:font-style-asian="normal" style:font-weight-asian="normal" style:font-size-complex="8pt" style:font-style-complex="normal" style:font-weight-complex="normal"/>
    </style:style>
    <style:style style:name="P49" style:family="paragraph" style:parent-style-name="Standard">
      <style:text-properties fo:color="#bf0041" style:font-name="Menlo" fo:font-size="8pt" fo:font-style="normal" fo:font-weight="bold" officeooo:rsid="0019ca83" officeooo:paragraph-rsid="0019ca83" style:font-size-asian="8pt" style:font-style-asian="normal" style:font-weight-asian="bold" style:font-size-complex="8pt" style:font-style-complex="normal" style:font-weight-complex="bold"/>
    </style:style>
    <style:style style:name="P50" style:family="paragraph" style:parent-style-name="Standard">
      <style:text-properties fo:color="#ea7500" style:font-name="Menlo" fo:font-size="8pt" fo:font-style="normal" fo:font-weight="normal" officeooo:rsid="001ec29e" officeooo:paragraph-rsid="001ec29e" style:font-size-asian="7pt" style:font-style-asian="normal" style:font-weight-asian="normal" style:font-size-complex="8pt" style:font-style-complex="normal" style:font-weight-complex="normal"/>
    </style:style>
    <style:style style:name="P51" style:family="paragraph" style:parent-style-name="Standard">
      <style:text-properties fo:font-variant="normal" fo:text-transform="none" fo:color="#ffffff" style:font-name="Menlo" fo:font-size="8pt" fo:letter-spacing="normal" fo:font-style="normal" fo:font-weight="normal" officeooo:rsid="001ec29e" officeooo:paragraph-rsid="001ec29e" style:font-size-asian="7pt" style:font-style-asian="normal" style:font-weight-asian="normal" style:font-size-complex="8pt" style:font-style-complex="normal" style:font-weight-complex="normal"/>
    </style:style>
    <style:style style:name="P52" style:family="paragraph" style:parent-style-name="Standard">
      <style:text-properties fo:font-variant="normal" fo:text-transform="none" fo:color="#ffffff" style:font-name="Menlo" fo:font-size="8pt" fo:letter-spacing="normal" fo:font-style="normal" fo:font-weight="normal" officeooo:rsid="001ec29e" officeooo:paragraph-rsid="002522b7" style:font-size-asian="7pt" style:font-style-asian="normal" style:font-weight-asian="normal" style:font-size-complex="8pt" style:font-style-complex="normal" style:font-weight-complex="normal"/>
    </style:style>
    <style:style style:name="P53" style:family="paragraph" style:parent-style-name="Standard">
      <style:text-properties fo:font-variant="normal" fo:text-transform="none" fo:color="#ffffff" style:font-name="Menlo" fo:font-size="8pt" fo:letter-spacing="normal" fo:font-style="normal" fo:font-weight="normal" officeooo:rsid="002522b7" officeooo:paragraph-rsid="002522b7" style:font-size-asian="7pt" style:font-style-asian="normal" style:font-weight-asian="normal" style:font-size-complex="8pt" style:font-style-complex="normal" style:font-weight-complex="normal"/>
    </style:style>
    <style:style style:name="P54" style:family="paragraph" style:parent-style-name="Standard">
      <style:text-properties fo:font-variant="normal" fo:text-transform="none" fo:color="#ffffff" style:font-name="Menlo" fo:font-size="8pt" fo:letter-spacing="normal" fo:font-style="normal" fo:font-weight="normal" officeooo:rsid="0028bade" officeooo:paragraph-rsid="0028bade" style:font-size-asian="7pt" style:font-style-asian="normal" style:font-weight-asian="normal" style:font-size-complex="8pt" style:font-style-complex="normal" style:font-weight-complex="normal"/>
    </style:style>
    <style:style style:name="P55" style:family="paragraph" style:parent-style-name="Standard">
      <style:text-properties fo:font-variant="normal" fo:text-transform="none" fo:color="#ffffff" style:font-name="Menlo" fo:font-size="8pt" fo:letter-spacing="normal" fo:font-style="normal" fo:font-weight="normal" officeooo:rsid="002a4786" officeooo:paragraph-rsid="002a4786" style:font-size-asian="7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style:font-name="Menlo" fo:font-size="8pt" fo:letter-spacing="normal" fo:font-style="normal" fo:font-weight="normal" officeooo:rsid="002b3186" officeooo:paragraph-rsid="002a4786" style:font-size-asian="7pt" style:font-style-asian="normal" style:font-weight-asian="normal" style:font-size-complex="8pt" style:font-style-complex="normal" style:font-weight-complex="normal"/>
    </style:style>
    <style:style style:name="P57" style:family="paragraph" style:parent-style-name="Standard">
      <style:text-properties fo:font-variant="normal" fo:text-transform="none" fo:color="#ffffff" style:font-name="Menlo" fo:font-size="8pt" fo:letter-spacing="normal" fo:font-style="normal" fo:font-weight="normal" officeooo:rsid="002eb14e" officeooo:paragraph-rsid="002b3186" style:font-size-asian="7pt" style:font-style-asian="normal" style:font-weight-asian="normal" style:font-size-complex="8pt" style:font-style-complex="normal" style:font-weight-complex="normal"/>
    </style:style>
    <style:style style:name="P58" style:family="paragraph" style:parent-style-name="Standard">
      <style:text-properties fo:font-variant="normal" fo:text-transform="none" fo:color="#ffffff" style:font-name="Menlo" fo:font-size="8pt" fo:letter-spacing="normal" fo:font-style="normal" fo:font-weight="normal" officeooo:rsid="00368ed1" officeooo:paragraph-rsid="003056ea" style:font-size-asian="7pt" style:font-style-asian="normal" style:font-weight-asian="normal" style:font-size-complex="8pt" style:font-style-complex="normal" style:font-weight-complex="normal"/>
    </style:style>
    <style:style style:name="P59" style:family="paragraph" style:parent-style-name="Standard">
      <style:text-properties fo:font-variant="normal" fo:text-transform="none" fo:color="#ffffff" style:font-name="Menlo" fo:font-size="8pt" fo:letter-spacing="normal" fo:font-style="normal" fo:font-weight="normal" officeooo:rsid="004756d2" officeooo:paragraph-rsid="004756d2" style:font-size-asian="7pt" style:font-style-asian="normal" style:font-weight-asian="normal" style:font-size-complex="8pt" style:font-style-complex="normal" style:font-weight-complex="normal"/>
    </style:style>
    <style:style style:name="P60" style:family="paragraph" style:parent-style-name="Standard">
      <style:text-properties officeooo:rsid="00534688" officeooo:paragraph-rsid="00534688"/>
    </style:style>
    <style:style style:name="P61" style:family="paragraph" style:parent-style-name="Standard">
      <style:text-properties officeooo:rsid="0053ce5d" officeooo:paragraph-rsid="0053ce5d"/>
    </style:style>
    <style:style style:name="P62" style:family="paragraph" style:parent-style-name="Standard">
      <style:text-properties officeooo:rsid="00571b9f" officeooo:paragraph-rsid="00571b9f"/>
    </style:style>
    <style:style style:name="P63" style:family="paragraph" style:parent-style-name="Standard">
      <style:text-properties officeooo:rsid="0059bf27" officeooo:paragraph-rsid="0059bf27"/>
    </style:style>
    <style:style style:name="P64" style:family="paragraph" style:parent-style-name="Standard">
      <style:text-properties officeooo:rsid="005c4993" officeooo:paragraph-rsid="005c4993"/>
    </style:style>
    <style:style style:name="P65" style:family="paragraph" style:parent-style-name="Standard">
      <style:text-properties officeooo:paragraph-rsid="004756d2"/>
    </style:style>
    <style:style style:name="P66" style:family="paragraph" style:parent-style-name="Standard">
      <style:text-properties officeooo:rsid="006c309f" officeooo:paragraph-rsid="006c309f"/>
    </style:style>
    <style:style style:name="P67" style:family="paragraph" style:parent-style-name="Standard">
      <style:paragraph-properties fo:break-before="page"/>
      <style:text-properties officeooo:paragraph-rsid="001ec29e"/>
    </style:style>
    <style:style style:name="P68" style:family="paragraph" style:parent-style-name="Standard">
      <style:paragraph-properties fo:break-before="page"/>
      <style:text-properties fo:color="#ffffff" style:font-name="Menlo" fo:font-size="14pt" fo:font-style="normal" fo:font-weight="normal" officeooo:rsid="001db66f" officeooo:paragraph-rsid="001db66f" style:font-size-asian="12.25pt" style:font-style-asian="normal" style:font-weight-asian="normal" style:font-size-complex="14pt" style:font-style-complex="normal" style:font-weight-complex="normal"/>
    </style:style>
    <style:style style:name="P69" style:family="paragraph" style:parent-style-name="Standard">
      <style:text-properties fo:font-variant="normal" fo:text-transform="none" fo:color="#ffffff" style:font-name="Menlo" fo:font-size="8pt" fo:letter-spacing="normal" fo:font-style="normal" fo:font-weight="normal" officeooo:rsid="004cbeaf" officeooo:paragraph-rsid="004756d2" style:font-size-asian="7pt" style:font-style-asian="normal" style:font-weight-asian="normal" style:font-size-complex="8pt" style:font-style-complex="normal" style:font-weight-complex="normal"/>
    </style:style>
    <style:style style:name="P70" style:family="paragraph" style:parent-style-name="Standard">
      <style:text-properties fo:font-variant="normal" fo:text-transform="none" fo:color="#ffffff" style:font-name="Menlo" fo:font-size="8pt" fo:letter-spacing="normal" fo:font-style="normal" fo:font-weight="normal" officeooo:rsid="005398e8" officeooo:paragraph-rsid="005398e8" style:font-size-asian="7pt" style:font-style-asian="normal" style:font-weight-asian="normal" style:font-size-complex="8pt" style:font-style-complex="normal" style:font-weight-complex="normal"/>
    </style:style>
    <style:style style:name="P71" style:family="paragraph" style:parent-style-name="Standard">
      <style:text-properties fo:font-variant="normal" fo:text-transform="none" fo:color="#ffffff" style:font-name="Menlo" fo:font-size="8pt" fo:letter-spacing="normal" fo:font-style="normal" fo:font-weight="normal" officeooo:rsid="005a77b0" officeooo:paragraph-rsid="0053ce5d" style:font-size-asian="7pt" style:font-style-asian="normal" style:font-weight-asian="normal" style:font-size-complex="8pt" style:font-style-complex="normal" style:font-weight-complex="normal"/>
    </style:style>
    <style:style style:name="P72" style:family="paragraph" style:parent-style-name="Standard">
      <style:text-properties fo:font-variant="normal" fo:text-transform="none" fo:color="#ffffff" style:font-name="Menlo" fo:font-size="8pt" fo:letter-spacing="normal" fo:font-style="normal" fo:font-weight="normal" officeooo:rsid="00541eaa" officeooo:paragraph-rsid="0053ce5d" style:font-size-asian="7pt" style:font-style-asian="normal" style:font-weight-asian="normal" style:font-size-complex="8pt" style:font-style-complex="normal" style:font-weight-complex="normal"/>
    </style:style>
    <style:style style:name="P73" style:family="paragraph" style:parent-style-name="Standard">
      <style:text-properties fo:font-variant="normal" fo:text-transform="none" fo:color="#ffffff" style:font-name="Menlo" fo:font-size="8pt" fo:letter-spacing="normal" fo:font-style="normal" fo:font-weight="normal" officeooo:rsid="00571b9f" officeooo:paragraph-rsid="00571b9f" style:font-size-asian="7pt" style:font-style-asian="normal" style:font-weight-asian="normal" style:font-size-complex="8pt" style:font-style-complex="normal" style:font-weight-complex="normal"/>
    </style:style>
    <style:style style:name="T1" style:family="text">
      <style:text-properties officeooo:rsid="0019ca83"/>
    </style:style>
    <style:style style:name="T2" style:family="text">
      <style:text-properties style:font-name="Menlo" fo:font-style="normal" style:font-style-asian="normal" style:font-style-complex="normal"/>
    </style:style>
    <style:style style:name="T3" style:family="text">
      <style:text-properties style:font-name="Menlo" fo:font-style="normal" officeooo:rsid="001cde37" style:font-style-asian="normal" style:font-style-complex="normal"/>
    </style:style>
    <style:style style:name="T4" style:family="text">
      <style:text-properties style:font-name="Menlo" fo:font-style="normal" officeooo:rsid="001fdab1" style:font-style-asian="normal" style:font-style-complex="normal"/>
    </style:style>
    <style:style style:name="T5" style:family="text">
      <style:text-properties style:font-name="Menlo" fo:font-style="normal" fo:font-weight="bold" style:font-style-asian="normal" style:font-weight-asian="bold" style:font-style-complex="normal" style:font-weight-complex="bold"/>
    </style:style>
    <style:style style:name="T6" style:family="text">
      <style:text-properties style:font-name="Menlo" fo:font-style="normal" fo:font-weight="normal" style:font-style-asian="normal" style:font-weight-asian="normal" style:font-style-complex="normal" style:font-weight-complex="normal"/>
    </style:style>
    <style:style style:name="T7" style:family="text">
      <style:text-properties style:font-name="Menlo" fo:font-style="normal" fo:font-weight="normal" officeooo:rsid="001cde37" style:font-style-asian="normal" style:font-weight-asian="normal" style:font-style-complex="normal" style:font-weight-complex="normal"/>
    </style:style>
    <style:style style:name="T8" style:family="text">
      <style:text-properties style:font-name="Menlo" fo:font-style="normal" fo:font-weight="normal" style:font-size-asian="7pt" style:font-style-asian="normal" style:font-weight-asian="normal" style:font-style-complex="normal" style:font-weight-complex="normal"/>
    </style:style>
    <style:style style:name="T9" style:family="text">
      <style:text-properties style:font-name="Menlo" fo:font-style="normal" fo:font-weight="normal" officeooo:rsid="001cde37" style:font-size-asian="7pt" style:font-style-asian="normal" style:font-weight-asian="normal" style:font-style-complex="normal" style:font-weight-complex="normal"/>
    </style:style>
    <style:style style:name="T10" style:family="text">
      <style:text-properties style:font-name="Menlo" fo:font-style="normal" fo:font-weight="normal" officeooo:rsid="001db66f" style:font-size-asian="7pt" style:font-style-asian="normal" style:font-weight-asian="normal" style:font-style-complex="normal" style:font-weight-complex="normal"/>
    </style:style>
    <style:style style:name="T11" style:family="text">
      <style:text-properties style:font-name="Menlo" fo:font-size="8pt" fo:font-style="normal" fo:font-weight="normal" style:font-size-asian="7pt" style:font-style-asian="normal" style:font-weight-asian="normal" style:font-size-complex="8pt" style:font-style-complex="normal" style:font-weight-complex="normal"/>
    </style:style>
    <style:style style:name="T12" style:family="text">
      <style:text-properties fo:color="#808080" fo:font-style="italic" style:font-style-asian="italic" style:font-style-complex="italic"/>
    </style:style>
    <style:style style:name="T13" style:family="text">
      <style:text-properties fo:color="#808080" style:font-name="Menlo" fo:font-style="italic" officeooo:rsid="0019ca83" style:font-style-asian="italic" style:font-style-complex="italic"/>
    </style:style>
    <style:style style:name="T14" style:family="text">
      <style:text-properties fo:color="#808080" style:font-name="Menlo" fo:font-style="italic" fo:font-weight="normal" style:font-style-asian="italic" style:font-weight-asian="normal" style:font-style-complex="italic" style:font-weight-complex="normal"/>
    </style:style>
    <style:style style:name="T15" style:family="text">
      <style:text-properties fo:color="#2a6099"/>
    </style:style>
    <style:style style:name="T16" style:family="text">
      <style:text-properties fo:color="#2a6099" style:font-name="Menlo" fo:font-style="normal" style:font-style-asian="normal" style:font-style-complex="normal"/>
    </style:style>
    <style:style style:name="T17" style:family="text">
      <style:text-properties fo:color="#2a6099" style:font-name="Menlo" fo:font-style="normal" officeooo:rsid="0019ca83" style:font-style-asian="normal" style:font-style-complex="normal"/>
    </style:style>
    <style:style style:name="T18" style:family="text">
      <style:text-properties fo:color="#2a6099" style:font-name="Menlo" fo:font-style="normal" fo:font-weight="normal" style:font-style-asian="normal" style:font-weight-asian="normal" style:font-style-complex="normal" style:font-weight-complex="normal"/>
    </style:style>
    <style:style style:name="T19" style:family="text">
      <style:text-properties fo:color="#2a6099" style:font-name="Menlo" fo:font-style="normal" fo:font-weight="normal" officeooo:rsid="001c2478" style:font-style-asian="normal" style:font-weight-asian="normal" style:font-style-complex="normal" style:font-weight-complex="normal"/>
    </style:style>
    <style:style style:name="T20" style:family="text">
      <style:text-properties fo:color="#2a6099" style:font-name="Menlo" fo:font-style="normal" fo:font-weight="normal" officeooo:rsid="001cde37" style:font-style-asian="normal" style:font-weight-asian="normal" style:font-style-complex="normal" style:font-weight-complex="normal"/>
    </style:style>
    <style:style style:name="T21" style:family="text">
      <style:text-properties fo:color="#2a6099" style:font-name="Menlo" fo:font-style="normal" fo:font-weight="normal" style:font-size-asian="7pt" style:font-style-asian="normal" style:font-weight-asian="normal" style:font-style-complex="normal" style:font-weight-complex="normal"/>
    </style:style>
    <style:style style:name="T22" style:family="text">
      <style:text-properties fo:color="#2a6099" style:font-name="Menlo" fo:font-size="8pt" fo:font-style="normal" fo:font-weight="normal" style:font-size-asian="7pt" style:font-style-asian="normal" style:font-weight-asian="normal" style:font-size-complex="8pt" style:font-style-complex="normal" style:font-weight-complex="normal"/>
    </style:style>
    <style:style style:name="T23" style:family="text">
      <style:text-properties fo:color="#2a6099" style:font-name="Menlo" fo:font-size="8pt" fo:font-style="normal" fo:font-weight="normal" officeooo:rsid="001ec29e" style:font-size-asian="7pt" style:font-style-asian="normal" style:font-weight-asian="normal" style:font-size-complex="8pt" style:font-style-complex="normal" style:font-weight-complex="normal"/>
    </style:style>
    <style:style style:name="T24" style:family="text">
      <style:text-properties fo:color="#2a6099" style:font-name="Menlo" fo:font-size="8pt" fo:font-style="normal" fo:font-weight="normal" officeooo:rsid="00224d6d" style:font-size-asian="7pt" style:font-style-asian="normal" style:font-weight-asian="normal" style:font-size-complex="8pt" style:font-style-complex="normal" style:font-weight-complex="normal"/>
    </style:style>
    <style:style style:name="T25" style:family="text">
      <style:text-properties fo:color="#ffffff" style:font-name="Menlo" fo:font-style="normal" officeooo:rsid="0019ca83" style:font-style-asian="normal" style:font-style-complex="normal"/>
    </style:style>
    <style:style style:name="T26" style:family="text">
      <style:text-properties fo:color="#ffffff" style:font-name="Menlo" fo:font-style="normal" fo:font-weight="normal" style:font-style-asian="normal" style:font-weight-asian="normal" style:font-style-complex="normal" style:font-weight-complex="normal"/>
    </style:style>
    <style:style style:name="T27" style:family="text">
      <style:text-properties fo:color="#ffffff" style:font-name="Menlo" fo:font-style="normal" fo:font-weight="normal" officeooo:rsid="001c2478" style:font-style-asian="normal" style:font-weight-asian="normal" style:font-style-complex="normal" style:font-weight-complex="normal"/>
    </style:style>
    <style:style style:name="T28" style:family="text">
      <style:text-properties fo:color="#ffffff" style:font-name="Menlo" fo:font-style="normal" fo:font-weight="normal" officeooo:rsid="001cde37" style:font-style-asian="normal" style:font-weight-asian="normal" style:font-style-complex="normal" style:font-weight-complex="normal"/>
    </style:style>
    <style:style style:name="T29" style:family="text">
      <style:text-properties fo:color="#ffffff" style:font-name="Menlo" fo:font-style="normal" fo:font-weight="normal" style:font-size-asian="7pt" style:font-style-asian="normal" style:font-weight-asian="normal" style:font-style-complex="normal" style:font-weight-complex="normal"/>
    </style:style>
    <style:style style:name="T30" style:family="text">
      <style:text-properties fo:color="#ffffff" style:font-name="Menlo" fo:font-size="8pt" fo:font-style="normal" fo:font-weight="normal" style:font-size-asian="7pt" style:font-style-asian="normal" style:font-weight-asian="normal" style:font-size-complex="8pt" style:font-style-complex="normal" style:font-weight-complex="normal"/>
    </style:style>
    <style:style style:name="T31" style:family="text">
      <style:text-properties fo:color="#ffffff" style:font-name="Menlo" fo:font-size="8pt" fo:font-style="normal" fo:font-weight="normal" officeooo:rsid="001db66f" style:font-size-asian="7pt" style:font-style-asian="normal" style:font-weight-asian="normal" style:font-size-complex="8pt" style:font-style-complex="normal" style:font-weight-complex="normal"/>
    </style:style>
    <style:style style:name="T32" style:family="text">
      <style:text-properties fo:color="#ffffff" style:font-name="Menlo" fo:font-size="8pt" fo:font-style="normal" fo:font-weight="normal" officeooo:rsid="001ec29e" style:font-size-asian="7pt" style:font-style-asian="normal" style:font-weight-asian="normal" style:font-size-complex="8pt" style:font-style-complex="normal" style:font-weight-complex="normal"/>
    </style:style>
    <style:style style:name="T33" style:family="text">
      <style:text-properties fo:color="#ffffff" style:font-name="Menlo" fo:font-size="14pt" fo:font-style="normal" fo:font-weight="normal" officeooo:rsid="001db66f" style:font-size-asian="12.25pt" style:font-style-asian="normal" style:font-weight-asian="normal" style:font-size-complex="14pt" style:font-style-complex="normal" style:font-weight-complex="normal"/>
    </style:style>
    <style:style style:name="T34" style:family="text">
      <style:text-properties fo:color="#ffffff" style:font-name="Menlo" fo:font-size="14pt" fo:font-style="normal" fo:font-weight="normal" officeooo:rsid="001ec29e" style:font-size-asian="12.25pt" style:font-style-asian="normal" style:font-weight-asian="normal" style:font-size-complex="14pt" style:font-style-complex="normal" style:font-weight-complex="normal"/>
    </style:style>
    <style:style style:name="T35" style:family="text">
      <style:text-properties fo:color="#ffffff" style:font-name="Menlo" fo:font-size="14pt" fo:font-style="normal" fo:font-weight="normal" officeooo:rsid="002522b7" style:font-size-asian="12.25pt" style:font-style-asian="normal" style:font-weight-asian="normal" style:font-size-complex="14pt" style:font-style-complex="normal" style:font-weight-complex="normal"/>
    </style:style>
    <style:style style:name="T36" style:family="text">
      <style:text-properties fo:color="#3faf46" style:font-name="Menlo" fo:font-style="normal" fo:font-weight="bold" style:font-style-asian="normal" style:font-weight-asian="bold" style:font-style-complex="normal" style:font-weight-complex="bold"/>
    </style:style>
    <style:style style:name="T37" style:family="text">
      <style:text-properties fo:color="#3faf46" style:font-name="Menlo" fo:font-style="normal" fo:font-weight="bold" officeooo:rsid="001cde37" style:font-style-asian="normal" style:font-weight-asian="bold" style:font-style-complex="normal" style:font-weight-complex="bold"/>
    </style:style>
    <style:style style:name="T38" style:family="text">
      <style:text-properties fo:color="#3faf46" style:font-name="Menlo" fo:font-style="normal" fo:font-weight="bold" style:font-size-asian="7pt" style:font-style-asian="normal" style:font-weight-asian="bold" style:font-style-complex="normal" style:font-weight-complex="bold"/>
    </style:style>
    <style:style style:name="T39" style:family="text">
      <style:text-properties fo:font-weight="bold" style:font-weight-asian="bold" style:font-weight-complex="bold"/>
    </style:style>
    <style:style style:name="T40" style:family="text">
      <style:text-properties fo:color="#ff0000" style:font-name="Menlo" fo:font-style="normal" fo:font-weight="normal" style:font-style-asian="normal" style:font-weight-asian="normal" style:font-style-complex="normal" style:font-weight-complex="normal"/>
    </style:style>
    <style:style style:name="T41" style:family="text">
      <style:text-properties fo:color="#ff0000" style:font-name="Menlo" fo:font-style="normal" fo:font-weight="normal" officeooo:rsid="001c2478" style:font-style-asian="normal" style:font-weight-asian="normal" style:font-style-complex="normal" style:font-weight-complex="normal"/>
    </style:style>
    <style:style style:name="T42" style:family="text">
      <style:text-properties fo:color="#ff0000" style:font-name="Menlo" fo:font-style="normal" fo:font-weight="normal" style:font-size-asian="7pt" style:font-style-asian="normal" style:font-weight-asian="normal" style:font-style-complex="normal" style:font-weight-complex="normal"/>
    </style:style>
    <style:style style:name="T43" style:family="text">
      <style:text-properties fo:color="#ff0000" style:font-name="Menlo" fo:font-style="normal" fo:font-weight="bold" style:font-style-asian="normal" style:font-weight-asian="bold" style:font-style-complex="normal" style:font-weight-complex="bold"/>
    </style:style>
    <style:style style:name="T44" style:family="text">
      <style:text-properties fo:color="#ff0000" style:font-name="Menlo" fo:font-style="normal" fo:font-weight="bold" officeooo:rsid="001cde37" style:font-style-asian="normal" style:font-weight-asian="bold" style:font-style-complex="normal" style:font-weight-complex="bold"/>
    </style:style>
    <style:style style:name="T45" style:family="text">
      <style:text-properties fo:color="#ff0000" style:font-name="Menlo" fo:font-style="normal" fo:font-weight="bold" style:font-size-asian="7pt" style:font-style-asian="normal" style:font-weight-asian="bold" style:font-style-complex="normal" style:font-weight-complex="bold"/>
    </style:style>
    <style:style style:name="T46" style:family="text">
      <style:text-properties fo:color="#ff860d" style:font-name="Menlo" fo:font-size="8pt" fo:font-style="normal" fo:font-weight="normal" style:font-size-asian="7pt" style:font-style-asian="normal" style:font-weight-asian="normal" style:font-size-complex="8pt" style:font-style-complex="normal" style:font-weight-complex="normal"/>
    </style:style>
    <style:style style:name="T47" style:family="text">
      <style:text-properties fo:color="#ff860d" style:font-name="Menlo" fo:font-size="8pt" fo:font-style="normal" fo:font-weight="normal" officeooo:rsid="001ec29e" style:font-size-asian="7pt" style:font-style-asian="normal" style:font-weight-asian="normal" style:font-size-complex="8pt" style:font-style-complex="normal" style:font-weight-complex="normal"/>
    </style:style>
    <style:style style:name="T48" style:family="text">
      <style:text-properties fo:color="#ff860d" style:font-name="Menlo" fo:font-style="normal" fo:font-weight="normal" style:font-size-asian="7pt" style:font-style-asian="normal" style:font-weight-asian="normal" style:font-style-complex="normal" style:font-weight-complex="normal"/>
    </style:style>
    <style:style style:name="T49" style:family="text">
      <style:text-properties fo:color="#ff860d" style:font-name="Menlo" fo:font-style="normal" fo:font-weight="normal" officeooo:rsid="001db66f" style:font-size-asian="7pt" style:font-style-asian="normal" style:font-weight-asian="normal" style:font-style-complex="normal" style:font-weight-complex="normal"/>
    </style:style>
    <style:style style:name="T50" style:family="text">
      <style:text-properties fo:color="#ea7500" style:font-name="Menlo" fo:font-style="normal" fo:font-weight="normal" style:font-size-asian="7pt" style:font-style-asian="normal" style:font-weight-asian="normal" style:font-style-complex="normal" style:font-weight-complex="normal"/>
    </style:style>
    <style:style style:name="T51" style:family="text">
      <style:text-properties fo:font-variant="normal" fo:text-transform="none" fo:color="#ffffff" style:font-name="Menlo" fo:font-size="8pt" fo:letter-spacing="normal" fo:font-style="normal" fo:font-weight="normal" style:font-size-asian="7pt" style:font-style-asian="normal" style:font-weight-asian="normal" style:font-size-complex="8pt" style:font-style-complex="normal" style:font-weight-complex="normal"/>
    </style:style>
    <style:style style:name="T52" style:family="text">
      <style:text-properties fo:font-variant="normal" fo:text-transform="none" fo:color="#ffffff" style:font-name="Menlo" fo:font-size="8pt" fo:letter-spacing="normal" fo:font-style="normal" fo:font-weight="normal" officeooo:rsid="001db66f" style:font-size-asian="7pt" style:font-style-asian="normal" style:font-weight-asian="normal" style:font-size-complex="8pt" style:font-style-complex="normal" style:font-weight-complex="normal"/>
    </style:style>
    <style:style style:name="T53" style:family="text">
      <style:text-properties fo:font-variant="normal" fo:text-transform="none" fo:color="#ffffff" style:font-name="Menlo" fo:font-size="8pt" fo:letter-spacing="normal" fo:font-style="normal" fo:font-weight="normal" officeooo:rsid="0028bade" style:font-size-asian="7pt" style:font-style-asian="normal" style:font-weight-asian="normal" style:font-size-complex="8pt" style:font-style-complex="normal" style:font-weight-complex="normal"/>
    </style:style>
    <style:style style:name="T54" style:family="text">
      <style:text-properties fo:font-variant="normal" fo:text-transform="none" fo:color="#ffffff" style:font-name="Menlo" fo:font-size="8pt" fo:letter-spacing="normal" fo:font-style="normal" fo:font-weight="normal" officeooo:rsid="0025f626" style:font-size-asian="7pt" style:font-style-asian="normal" style:font-weight-asian="normal" style:font-size-complex="8pt" style:font-style-complex="normal" style:font-weight-complex="normal"/>
    </style:style>
    <style:style style:name="T55" style:family="text">
      <style:text-properties fo:font-variant="normal" fo:text-transform="none" fo:color="#ffffff" style:font-name="Menlo" fo:font-size="8pt" fo:letter-spacing="normal" fo:font-style="normal" fo:font-weight="normal" officeooo:rsid="002b3186" style:font-size-asian="7pt" style:font-style-asian="normal" style:font-weight-asian="normal" style:font-size-complex="8pt" style:font-style-complex="normal" style:font-weight-complex="normal"/>
    </style:style>
    <style:style style:name="T56" style:family="text">
      <style:text-properties fo:font-variant="normal" fo:text-transform="none" fo:color="#ffffff" style:font-name="Menlo" fo:font-size="8pt" fo:letter-spacing="normal" fo:font-style="normal" fo:font-weight="normal" officeooo:rsid="002be86e" style:font-size-asian="7pt" style:font-style-asian="normal" style:font-weight-asian="normal" style:font-size-complex="8pt" style:font-style-complex="normal" style:font-weight-complex="normal"/>
    </style:style>
    <style:style style:name="T57" style:family="text">
      <style:text-properties fo:font-variant="normal" fo:text-transform="none" fo:color="#ffffff" style:font-name="Menlo" fo:font-size="8pt" fo:letter-spacing="normal" fo:font-style="normal" fo:font-weight="normal" officeooo:rsid="002ce40a" style:font-size-asian="7pt" style:font-style-asian="normal" style:font-weight-asian="normal" style:font-size-complex="8pt" style:font-style-complex="normal" style:font-weight-complex="normal"/>
    </style:style>
    <style:style style:name="T58" style:family="text">
      <style:text-properties fo:font-variant="normal" fo:text-transform="none" fo:color="#ffffff" style:font-name="Menlo" fo:font-size="8pt" fo:letter-spacing="normal" fo:font-style="normal" fo:font-weight="normal" officeooo:rsid="002eb14e" style:font-size-asian="7pt" style:font-style-asian="normal" style:font-weight-asian="normal" style:font-size-complex="8pt" style:font-style-complex="normal" style:font-weight-complex="normal"/>
    </style:style>
    <style:style style:name="T59" style:family="text">
      <style:text-properties fo:font-variant="normal" fo:text-transform="none" fo:color="#ffffff" style:font-name="Menlo" fo:font-size="8pt" fo:letter-spacing="normal" fo:font-style="normal" fo:font-weight="normal" officeooo:rsid="0032c762" style:font-size-asian="7pt" style:font-style-asian="normal" style:font-weight-asian="normal" style:font-size-complex="8pt" style:font-style-complex="normal" style:font-weight-complex="normal"/>
    </style:style>
    <style:style style:name="T60" style:family="text">
      <style:text-properties fo:font-variant="normal" fo:text-transform="none" fo:color="#ffffff" style:font-name="Menlo" fo:font-size="8pt" fo:letter-spacing="normal" fo:font-style="normal" fo:font-weight="normal" officeooo:rsid="0034bac7" style:font-size-asian="7pt" style:font-style-asian="normal" style:font-weight-asian="normal" style:font-size-complex="8pt" style:font-style-complex="normal" style:font-weight-complex="normal"/>
    </style:style>
    <style:style style:name="T61" style:family="text">
      <style:text-properties fo:font-variant="normal" fo:text-transform="none" fo:color="#ffffff" style:font-name="Menlo" fo:font-size="8pt" fo:letter-spacing="normal" fo:font-style="normal" fo:font-weight="normal" officeooo:rsid="00368ed1" style:font-size-asian="7pt" style:font-style-asian="normal" style:font-weight-asian="normal" style:font-size-complex="8pt" style:font-style-complex="normal" style:font-weight-complex="normal"/>
    </style:style>
    <style:style style:name="T62" style:family="text">
      <style:text-properties fo:font-variant="normal" fo:text-transform="none" fo:color="#ffffff" style:font-name="Menlo" fo:font-size="8pt" fo:letter-spacing="normal" fo:font-style="normal" fo:font-weight="normal" officeooo:rsid="003056ea" style:font-size-asian="7pt" style:font-style-asian="normal" style:font-weight-asian="normal" style:font-size-complex="8pt" style:font-style-complex="normal" style:font-weight-complex="normal"/>
    </style:style>
    <style:style style:name="T63" style:family="text">
      <style:text-properties fo:font-variant="normal" fo:text-transform="none" fo:color="#ffffff" style:font-name="Menlo" fo:font-size="8pt" fo:letter-spacing="normal" fo:font-style="normal" fo:font-weight="normal" officeooo:rsid="0043152b" style:font-size-asian="7pt" style:font-style-asian="normal" style:font-weight-asian="normal" style:font-size-complex="8pt" style:font-style-complex="normal" style:font-weight-complex="normal"/>
    </style:style>
    <style:style style:name="T64" style:family="text">
      <style:text-properties fo:font-variant="normal" fo:text-transform="none" fo:color="#ffffff" style:font-name="Menlo" fo:font-size="8pt" fo:letter-spacing="normal" fo:font-style="normal" fo:font-weight="normal" officeooo:rsid="00431fdc" style:font-size-asian="7pt" style:font-style-asian="normal" style:font-weight-asian="normal" style:font-size-complex="8pt" style:font-style-complex="normal" style:font-weight-complex="normal"/>
    </style:style>
    <style:style style:name="T65" style:family="text">
      <style:text-properties fo:font-variant="normal" fo:text-transform="none" fo:color="#ffffff" style:font-name="Menlo" fo:font-size="8pt" fo:letter-spacing="normal" fo:font-style="normal" fo:font-weight="normal" officeooo:rsid="004756d2" style:font-size-asian="7pt" style:font-style-asian="normal" style:font-weight-asian="normal" style:font-size-complex="8pt" style:font-style-complex="normal" style:font-weight-complex="normal"/>
    </style:style>
    <style:style style:name="T66" style:family="text">
      <style:text-properties fo:font-variant="normal" fo:text-transform="none" fo:color="#ffffff" style:font-name="Menlo" fo:font-size="8pt" fo:letter-spacing="normal" fo:font-style="normal" fo:font-weight="normal" officeooo:rsid="0047d771" style:font-size-asian="7pt" style:font-style-asian="normal" style:font-weight-asian="normal" style:font-size-complex="8pt" style:font-style-complex="normal" style:font-weight-complex="normal"/>
    </style:style>
    <style:style style:name="T67" style:family="text">
      <style:text-properties fo:font-variant="normal" fo:text-transform="none" fo:color="#ffffff" style:font-name="Menlo" fo:font-size="8pt" fo:letter-spacing="normal" fo:font-style="normal" fo:font-weight="normal" officeooo:rsid="0049107d" style:font-size-asian="7pt" style:font-style-asian="normal" style:font-weight-asian="normal" style:font-size-complex="8pt" style:font-style-complex="normal" style:font-weight-complex="normal"/>
    </style:style>
    <style:style style:name="T68" style:family="text">
      <style:text-properties fo:font-variant="normal" fo:text-transform="none" fo:color="#ffffff" style:font-name="Menlo" fo:font-size="8pt" fo:letter-spacing="normal" fo:font-style="normal" fo:font-weight="normal" officeooo:rsid="004cbeaf" style:font-size-asian="7pt" style:font-style-asian="normal" style:font-weight-asian="normal" style:font-size-complex="8pt" style:font-style-complex="normal" style:font-weight-complex="normal"/>
    </style:style>
    <style:style style:name="T69" style:family="text">
      <style:text-properties fo:font-variant="normal" fo:text-transform="none" fo:color="#ffffff" style:font-name="Menlo" fo:font-size="8pt" fo:letter-spacing="normal" fo:font-style="normal" fo:font-weight="normal" officeooo:rsid="004f3b9f" style:font-size-asian="7pt" style:font-style-asian="normal" style:font-weight-asian="normal" style:font-size-complex="8pt" style:font-style-complex="normal" style:font-weight-complex="normal"/>
    </style:style>
    <style:style style:name="T70" style:family="text">
      <style:text-properties fo:font-variant="normal" fo:text-transform="none" fo:color="#ffffff" style:font-name="Menlo" fo:font-size="8pt" fo:letter-spacing="normal" fo:font-style="normal" fo:font-weight="normal" officeooo:rsid="005398e8" style:font-size-asian="7pt" style:font-style-asian="normal" style:font-weight-asian="normal" style:font-size-complex="8pt" style:font-style-complex="normal" style:font-weight-complex="normal"/>
    </style:style>
    <style:style style:name="T71" style:family="text">
      <style:text-properties fo:font-variant="normal" fo:text-transform="none" fo:color="#ffffff" style:font-name="Menlo" fo:font-size="8pt" fo:letter-spacing="normal" fo:font-style="normal" fo:font-weight="normal" officeooo:rsid="00541eaa" style:font-size-asian="7pt" style:font-style-asian="normal" style:font-weight-asian="normal" style:font-size-complex="8pt" style:font-style-complex="normal" style:font-weight-complex="normal"/>
    </style:style>
    <style:style style:name="T72" style:family="text">
      <style:text-properties fo:font-variant="normal" fo:text-transform="none" fo:color="#ffffff" style:font-name="Menlo" fo:font-size="8pt" fo:letter-spacing="normal" fo:font-style="normal" fo:font-weight="normal" officeooo:rsid="005a77b0" style:font-size-asian="7pt" style:font-style-asian="normal" style:font-weight-asian="normal" style:font-size-complex="8pt" style:font-style-complex="normal" style:font-weight-complex="normal"/>
    </style:style>
    <style:style style:name="T73" style:family="text">
      <style:text-properties fo:font-variant="normal" fo:text-transform="none" fo:color="#ffffff" style:font-name="Menlo" fo:font-size="8pt" fo:letter-spacing="normal" fo:font-style="normal" fo:font-weight="normal" officeooo:rsid="005c4993" style:font-size-asian="7pt" style:font-style-asian="normal" style:font-weight-asian="normal" style:font-size-complex="8pt" style:font-style-complex="normal" style:font-weight-complex="normal"/>
    </style:style>
    <style:style style:name="T74" style:family="text">
      <style:text-properties fo:font-variant="normal" fo:text-transform="none" fo:color="#ffffff" style:font-name="Menlo" fo:font-size="8pt" fo:letter-spacing="normal" fo:font-style="normal" fo:font-weight="normal" officeooo:rsid="005f48e1" style:font-size-asian="7pt" style:font-style-asian="normal" style:font-weight-asian="normal" style:font-size-complex="8pt" style:font-style-complex="normal" style:font-weight-complex="normal"/>
    </style:style>
    <style:style style:name="T75" style:family="text">
      <style:text-properties fo:font-variant="normal" fo:text-transform="none" fo:color="#ffffff" style:font-name="Menlo" fo:font-size="8pt" fo:letter-spacing="normal" fo:font-style="normal" fo:font-weight="normal" officeooo:rsid="005fa4bd" style:font-size-asian="7pt" style:font-style-asian="normal" style:font-weight-asian="normal" style:font-size-complex="8pt" style:font-style-complex="normal" style:font-weight-complex="normal"/>
    </style:style>
    <style:style style:name="T76" style:family="text">
      <style:text-properties fo:font-variant="normal" fo:text-transform="none" fo:color="#ffffff" style:font-name="Menlo" fo:font-size="8pt" fo:letter-spacing="normal" fo:font-style="normal" fo:font-weight="normal" officeooo:rsid="0060743f" style:font-size-asian="7pt" style:font-style-asian="normal" style:font-weight-asian="normal" style:font-size-complex="8pt" style:font-style-complex="normal" style:font-weight-complex="normal"/>
    </style:style>
    <style:style style:name="T77" style:family="text">
      <style:text-properties fo:font-variant="normal" fo:text-transform="none" fo:color="#ffffff" style:font-name="Menlo" fo:font-size="8pt" fo:letter-spacing="normal" fo:font-style="normal" fo:font-weight="normal" officeooo:rsid="006269d2" style:font-size-asian="7pt" style:font-style-asian="normal" style:font-weight-asian="normal" style:font-size-complex="8pt" style:font-style-complex="normal" style:font-weight-complex="normal"/>
    </style:style>
    <style:style style:name="T78" style:family="text">
      <style:text-properties fo:font-variant="normal" fo:text-transform="none" fo:color="#ffffff" style:font-name="Menlo" fo:font-size="8pt" fo:letter-spacing="normal" fo:font-style="normal" fo:font-weight="normal" officeooo:rsid="0063e5ae" style:font-size-asian="7pt" style:font-style-asian="normal" style:font-weight-asian="normal" style:font-size-complex="8pt" style:font-style-complex="normal" style:font-weight-complex="normal"/>
    </style:style>
    <style:style style:name="T79" style:family="text">
      <style:text-properties fo:font-variant="normal" fo:text-transform="none" fo:color="#ffffff" style:font-name="Menlo" fo:font-size="8pt" fo:letter-spacing="normal" fo:font-style="normal" fo:font-weight="normal" officeooo:rsid="00663b29" style:font-size-asian="7pt" style:font-style-asian="normal" style:font-weight-asian="normal" style:font-size-complex="8pt" style:font-style-complex="normal" style:font-weight-complex="normal"/>
    </style:style>
    <style:style style:name="T80" style:family="text">
      <style:text-properties fo:font-variant="normal" fo:text-transform="none" fo:color="#ffffff" style:font-name="Menlo" fo:font-size="8pt" fo:letter-spacing="normal" fo:font-style="normal" fo:font-weight="normal" officeooo:rsid="00683468" style:font-size-asian="7pt" style:font-style-asian="normal" style:font-weight-asian="normal" style:font-size-complex="8pt" style:font-style-complex="normal" style:font-weight-complex="normal"/>
    </style:style>
    <style:style style:name="T81" style:family="text">
      <style:text-properties fo:font-variant="normal" fo:text-transform="none" fo:color="#ffffff" style:font-name="Menlo" fo:font-size="8pt" fo:letter-spacing="normal" fo:font-style="normal" fo:font-weight="normal" officeooo:rsid="00686a90" style:font-size-asian="7pt" style:font-style-asian="normal" style:font-weight-asian="normal" style:font-size-complex="8pt" style:font-style-complex="normal" style:font-weight-complex="normal"/>
    </style:style>
    <style:style style:name="T82" style:family="text">
      <style:text-properties fo:font-variant="normal" fo:text-transform="none" fo:color="#ffffff" style:font-name="Menlo" fo:font-size="8pt" fo:letter-spacing="normal" fo:font-style="normal" fo:font-weight="normal" officeooo:rsid="0076ce9b" style:font-size-asian="7pt" style:font-style-asian="normal" style:font-weight-asian="normal" style:font-size-complex="8pt" style:font-style-complex="normal" style:font-weight-complex="normal"/>
    </style:style>
    <style:style style:name="T83" style:family="text">
      <style:text-properties fo:font-variant="normal" fo:text-transform="none" fo:color="#ffffff" style:font-name="Menlo" fo:font-size="8pt" fo:letter-spacing="normal" fo:font-style="normal" fo:font-weight="normal" officeooo:rsid="00785138" style:font-size-asian="7pt" style:font-style-asian="normal" style:font-weight-asian="normal" style:font-size-complex="8pt" style:font-style-complex="normal" style:font-weight-complex="normal"/>
    </style:style>
    <style:style style:name="T84" style:family="text">
      <style:text-properties fo:font-variant="normal" fo:text-transform="none" fo:color="#ffffff" style:font-name="Menlo" fo:font-size="8pt" fo:letter-spacing="normal" fo:font-style="normal" fo:font-weight="normal" officeooo:rsid="0079f802" style:font-size-asian="7pt" style:font-style-asian="normal" style:font-weight-asian="normal" style:font-size-complex="8pt" style:font-style-complex="normal" style:font-weight-complex="normal"/>
    </style:style>
    <style:style style:name="T85" style:family="text">
      <style:text-properties fo:font-variant="normal" fo:text-transform="none" fo:color="#ffffff" style:font-name="Menlo" fo:font-size="8pt" fo:letter-spacing="normal" fo:font-style="normal" fo:font-weight="normal" officeooo:rsid="007b8bab" style:font-size-asian="7pt" style:font-style-asian="normal" style:font-weight-asian="normal" style:font-size-complex="8pt" style:font-style-complex="normal" style:font-weight-complex="normal"/>
    </style:style>
    <style:style style:name="T86" style:family="text">
      <style:text-properties fo:font-variant="normal" fo:text-transform="none" fo:color="#ffffff" style:font-name="Menlo" fo:font-size="8pt" fo:letter-spacing="normal" fo:font-style="normal" fo:font-weight="bold" style:font-size-asian="7pt" style:font-style-asian="normal" style:font-weight-asian="bold" style:font-size-complex="8pt" style:font-style-complex="normal" style:font-weight-complex="bold"/>
    </style:style>
    <style:style style:name="T87" style:family="text">
      <style:text-properties fo:font-variant="normal" fo:text-transform="none" fo:color="#ffffff" style:font-name="Menlo" fo:font-size="8pt" fo:letter-spacing="normal" fo:font-style="normal" style:text-underline-style="solid" style:text-underline-width="auto" style:text-underline-color="font-color" fo:font-weight="normal" style:font-size-asian="7pt" style:font-style-asian="normal" style:font-weight-asian="normal" style:font-size-complex="8pt" style:font-style-complex="normal" style:font-weight-complex="normal"/>
    </style:style>
    <style:style style:name="T88" style:family="text">
      <style:text-properties fo:font-variant="normal" fo:text-transform="none" fo:color="#ffffff" style:font-name="Menlo" fo:font-size="8pt" fo:letter-spacing="normal" fo:font-style="normal" style:text-underline-style="solid" style:text-underline-width="auto" style:text-underline-color="font-color" fo:font-weight="normal" officeooo:rsid="002b3186" style:font-size-asian="7pt" style:font-style-asian="normal" style:font-weight-asian="normal" style:font-size-complex="8pt" style:font-style-complex="normal" style:font-weight-complex="normal"/>
    </style:style>
    <style:style style:name="T89" style:family="text">
      <style:text-properties fo:font-variant="normal" fo:text-transform="none" fo:color="#ffffff" style:font-name="Menlo" fo:font-size="8pt" fo:letter-spacing="normal" fo:font-style="normal" style:text-underline-style="solid" style:text-underline-width="auto" style:text-underline-color="font-color" fo:font-weight="normal" officeooo:rsid="002eb14e" style:font-size-asian="7pt" style:font-style-asian="normal" style:font-weight-asian="normal" style:font-size-complex="8pt" style:font-style-complex="normal" style:font-weight-complex="normal"/>
    </style:style>
    <style:style style:name="T90" style:family="text">
      <style:text-properties fo:font-variant="normal" fo:text-transform="none" fo:color="#ffffff" style:font-name="Menlo" fo:font-size="8pt" fo:letter-spacing="normal" fo:font-style="normal" style:text-underline-style="solid" style:text-underline-width="auto" style:text-underline-color="font-color" fo:font-weight="normal" officeooo:rsid="003056ea" style:font-size-asian="7pt" style:font-style-asian="normal" style:font-weight-asian="normal" style:font-size-complex="8pt" style:font-style-complex="normal" style:font-weight-complex="normal"/>
    </style:style>
    <style:style style:name="T91" style:family="text">
      <style:text-properties fo:font-variant="normal" fo:text-transform="none" fo:color="#ffffff" style:font-name="Menlo" fo:font-size="8pt" fo:letter-spacing="normal" fo:font-style="normal" style:text-underline-style="solid" style:text-underline-width="auto" style:text-underline-color="font-color" fo:font-weight="normal" officeooo:rsid="004756d2" style:font-size-asian="7pt" style:font-style-asian="normal" style:font-weight-asian="normal" style:font-size-complex="8pt" style:font-style-complex="normal" style:font-weight-complex="normal"/>
    </style:style>
    <style:style style:name="T92" style:family="text">
      <style:text-properties fo:font-variant="normal" fo:text-transform="none" fo:color="#ffffff" style:font-name="Menlo" fo:font-size="8pt" fo:letter-spacing="normal" fo:font-style="normal" style:text-underline-style="solid" style:text-underline-width="auto" style:text-underline-color="font-color" fo:font-weight="normal" officeooo:rsid="00541eaa" style:font-size-asian="7pt" style:font-style-asian="normal" style:font-weight-asian="normal" style:font-size-complex="8pt" style:font-style-complex="normal" style:font-weight-complex="normal"/>
    </style:style>
    <style:style style:name="T93" style:family="text">
      <style:text-properties fo:font-variant="normal" fo:text-transform="none" fo:color="#ffffff" style:font-name="Menlo" fo:font-size="8pt" fo:letter-spacing="normal" fo:font-style="italic" fo:font-weight="normal" officeooo:rsid="004f3b9f" style:font-size-asian="7pt" style:font-style-asian="italic" style:font-weight-asian="normal" style:font-size-complex="8pt" style:font-style-complex="italic" style:font-weight-complex="normal"/>
    </style:style>
    <style:style style:name="T94" style:family="text">
      <style:text-properties fo:font-variant="normal" fo:text-transform="none" fo:color="#729fcf" style:font-name="Menlo" fo:font-size="8pt" fo:letter-spacing="normal" fo:font-style="normal" fo:font-weight="normal" style:font-size-asian="7pt" style:font-style-asian="normal" style:font-weight-asian="normal" style:font-size-complex="8pt" style:font-style-complex="normal" style:font-weight-complex="normal"/>
    </style:style>
    <style:style style:name="T95" style:family="text">
      <style:text-properties fo:font-variant="normal" fo:text-transform="none" fo:color="#729fcf" style:font-name="Menlo" fo:font-size="8pt" fo:letter-spacing="normal" fo:font-style="normal" fo:font-weight="normal" officeooo:rsid="003056ea" style:font-size-asian="7pt" style:font-style-asian="normal" style:font-weight-asian="normal" style:font-size-complex="8pt" style:font-style-complex="normal" style:font-weight-complex="normal"/>
    </style:style>
    <style:style style:name="T96" style:family="text">
      <style:text-properties fo:font-variant="normal" fo:text-transform="none" fo:color="#ff0000" style:font-name="Menlo" fo:font-size="8pt" fo:letter-spacing="normal" fo:font-style="normal" fo:font-weight="normal" style:font-size-asian="7pt" style:font-style-asian="normal" style:font-weight-asian="normal" style:font-size-complex="8pt" style:font-style-complex="normal" style:font-weight-complex="normal"/>
    </style:style>
    <style:style style:name="T97" style:family="text">
      <style:text-properties fo:font-variant="normal" fo:text-transform="none" fo:color="#ff0000" style:font-name="Menlo" fo:font-size="8pt" fo:letter-spacing="normal" fo:font-style="normal" fo:font-weight="normal" officeooo:rsid="00431fdc" style:font-size-asian="7pt" style:font-style-asian="normal" style:font-weight-asian="normal" style:font-size-complex="8pt" style:font-style-complex="normal" style:font-weight-complex="normal"/>
    </style:style>
    <style:style style:name="T98" style:family="text">
      <style:text-properties fo:font-variant="normal" fo:text-transform="none" fo:color="#ff00e0" style:font-name="Menlo" fo:font-size="8pt" fo:letter-spacing="normal" fo:font-style="normal" fo:font-weight="normal" style:font-size-asian="7pt" style:font-style-asian="normal" style:font-weight-asian="normal" style:font-size-complex="8pt" style:font-style-complex="normal" style:font-weight-complex="normal"/>
    </style:style>
    <style:style style:name="T99" style:family="text">
      <style:text-properties fo:font-variant="normal" fo:text-transform="none" fo:color="#2a6099" style:font-name="Menlo" fo:font-size="8pt" fo:letter-spacing="normal" fo:font-style="normal" fo:font-weight="normal" style:font-size-asian="7pt" style:font-style-asian="normal" style:font-weight-asian="normal" style:font-size-complex="8pt" style:font-style-complex="normal" style:font-weight-complex="normal"/>
    </style:style>
    <style:style style:name="T100" style:family="text">
      <style:text-properties fo:font-variant="normal" fo:text-transform="none" fo:color="#2a6099" style:font-name="Menlo" fo:font-size="8pt" fo:letter-spacing="normal" fo:font-style="normal" fo:font-weight="normal" officeooo:rsid="0028bade" style:font-size-asian="7pt" style:font-style-asian="normal" style:font-weight-asian="normal" style:font-size-complex="8pt" style:font-style-complex="normal" style:font-weight-complex="normal"/>
    </style:style>
    <style:style style:name="T101" style:family="text">
      <style:text-properties fo:font-variant="normal" fo:text-transform="none" fo:color="#ff860d" style:font-name="Menlo" fo:font-size="8pt" fo:letter-spacing="normal" fo:font-style="normal" fo:font-weight="normal" officeooo:rsid="002b3186" style:font-size-asian="7pt" style:font-style-asian="normal" style:font-weight-asian="normal" style:font-size-complex="8pt" style:font-style-complex="normal" style:font-weight-complex="normal"/>
    </style:style>
    <style:style style:name="T102" style:family="text">
      <style:text-properties fo:font-variant="normal" fo:text-transform="none" fo:color="#ff860d" style:font-name="Menlo" fo:font-size="8pt" fo:letter-spacing="normal" fo:font-style="normal" fo:font-weight="normal" officeooo:rsid="005c4993" style:font-size-asian="7pt" style:font-style-asian="normal" style:font-weight-asian="normal" style:font-size-complex="8pt" style:font-style-complex="normal" style:font-weight-complex="normal"/>
    </style:style>
    <style:style style:name="T103" style:family="text">
      <style:text-properties fo:font-variant="normal" fo:text-transform="none" fo:color="#3faf46" style:font-name="Menlo" fo:font-size="8pt" fo:letter-spacing="normal" fo:font-style="normal" fo:font-weight="normal" officeooo:rsid="00431fdc" style:font-size-asian="7pt" style:font-style-asian="normal" style:font-weight-asian="normal" style:font-size-complex="8pt" style:font-style-complex="normal" style:font-weight-complex="normal"/>
    </style:style>
    <style:style style:name="T104" style:family="text">
      <style:text-properties fo:font-variant="normal" fo:text-transform="none" fo:color="#808080" style:font-name="Menlo" fo:font-size="8pt" fo:letter-spacing="normal" fo:font-style="italic" fo:font-weight="normal" style:font-size-asian="7pt" style:font-style-asian="italic" style:font-weight-asian="normal" style:font-size-complex="8pt" style:font-style-complex="italic" style:font-weight-complex="normal"/>
    </style:style>
    <style:style style:name="T105" style:family="text">
      <style:text-properties fo:font-variant="normal" fo:text-transform="none" fo:color="#808080" style:font-name="Menlo" fo:font-size="8pt" fo:letter-spacing="normal" fo:font-style="italic" fo:font-weight="normal" officeooo:rsid="005c4993" style:font-size-asian="7pt" style:font-style-asian="italic" style:font-weight-asian="normal" style:font-size-complex="8pt" style:font-style-complex="italic" style:font-weight-complex="normal"/>
    </style:style>
    <style:style style:name="T106" style:family="text">
      <style:text-properties fo:font-variant="normal" fo:text-transform="none" fo:color="#808080" style:font-name="Menlo" fo:font-size="8pt" fo:letter-spacing="normal" fo:font-style="italic" fo:font-weight="normal" officeooo:rsid="004756d2" style:font-size-asian="7pt" style:font-style-asian="italic" style:font-weight-asian="normal" style:font-size-complex="8pt" style:font-style-complex="italic" style:font-weight-complex="normal"/>
    </style:style>
    <style:style style:name="T107" style:family="text">
      <style:text-properties fo:font-variant="normal" fo:text-transform="none" fo:color="#808080" style:font-name="Menlo" fo:font-size="8pt" fo:letter-spacing="normal" fo:font-style="normal" fo:font-weight="normal" officeooo:rsid="005c4993" style:font-size-asian="7pt" style:font-style-asian="normal" style:font-weight-asian="normal" style:font-size-complex="8pt" style:font-style-complex="normal" style:font-weight-complex="normal"/>
    </style:style>
    <style:style style:name="T108" style:family="text">
      <style:text-properties fo:font-variant="normal" fo:text-transform="none" fo:color="#5983b0" style:font-name="Menlo" fo:font-size="8pt" fo:letter-spacing="normal" fo:font-style="normal" fo:font-weight="normal" officeooo:rsid="0076ce9b" style:font-size-asian="7pt" style:font-style-asian="normal" style:font-weight-asian="normal" style:font-size-complex="8pt" style:font-style-complex="normal" style:font-weight-complex="normal"/>
    </style:style>
    <style:style style:name="T109" style:family="text">
      <style:text-properties fo:color="#729fcf" style:font-name="Menlo" fo:font-style="normal" fo:font-weight="normal" style:font-size-asian="7pt"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mands for the friend-chat plugin and their output</text:p>
      <text:p text:style-name="P5"/>
      <text:p text:style-name="P6">See the last page for additional notes</text:p>
      <text:p text:style-name="P6"/>
      <text:p text:style-name="P7"/>
      <text:p text:style-name="P3"><text:span text:style-name="T39">#</text:span> Normal commands</text:p>
      <text:p text:style-name="P1"/>
      <text:p text:style-name="P1">/msg _<text:span text:style-name="T1">jannik bluuuuub</text:span></text:p>
      <text:p text:style-name="P2">[<text:span text:style-name="T15">you</text:span>-&gt;<text:span text:style-name="T15">_jannik</text:span>]: <text:span text:style-name="T12">bluuuuub</text:span></text:p>
      <text:p text:style-name="P44"/>
      <text:p text:style-name="P8">receiver:</text:p>
      <text:p text:style-name="P32"><text:span text:style-name="T25">[</text:span><text:span text:style-name="T17">_jannik</text:span><text:span text:style-name="T25">-&gt;</text:span><text:span text:style-name="T17">you</text:span><text:span text:style-name="T25">]: </text:span><text:span text:style-name="T13">bluuuuub</text:span></text:p>
      <text:p text:style-name="P45"/>
      <text:p text:style-name="P8">/r yeeee</text:p>
      <text:p text:style-name="P32"><text:span text:style-name="T25">[</text:span><text:span text:style-name="T17">you</text:span><text:span text:style-name="T25">-&gt;</text:span><text:span text:style-name="T17">_janina</text:span><text:span text:style-name="T25">]: </text:span><text:span text:style-name="T13">yeeee</text:span></text:p>
      <text:p text:style-name="P32"><text:span text:style-name="T25">[</text:span><text:span text:style-name="T17">_janina</text:span><text:span text:style-name="T25">-&gt;</text:span><text:span text:style-name="T17">you</text:span><text:span text:style-name="T25">]: </text:span><text:span text:style-name="T13">yeeee</text:span></text:p>
      <text:p text:style-name="P8"/>
      <text:p text:style-name="P8">/nick steve</text:p>
      <text:p text:style-name="P19"><text:span text:style-name="T2">your nickname is now </text:span><text:span text:style-name="T16">steve</text:span></text:p>
      <text:p text:style-name="P8"/>
      <text:p text:style-name="P8">/unnick</text:p>
      <text:p text:style-name="P19"><text:span text:style-name="T2">your nickname is now </text:span><text:span text:style-name="T16">_jannik</text:span><text:span text:style-name="T2"> again</text:span></text:p>
      <text:p text:style-name="P8"/>
      <text:p text:style-name="P8">/friends</text:p>
      <text:p text:style-name="P20"><text:span text:style-name="T2">-- friend list </text:span><text:span text:style-name="T4">(</text:span><text:span text:style-name="T2">date/desc</text:span><text:span text:style-name="T4">) </text:span><text:span text:style-name="T2">--</text:span></text:p>
      <text:p text:style-name="P46">_jannik</text:p>
      <text:p text:style-name="P49">steve</text:p>
      <text:p text:style-name="P46">alex</text:p>
      <text:p text:style-name="P8"/>
      <text:p text:style-name="P8">/friendrequest alex</text:p>
      <text:p text:style-name="P19"><text:span text:style-name="T2">sent friendrequest to </text:span><text:span text:style-name="T16">alex</text:span></text:p>
      <text:p text:style-name="P21"><text:span text:style-name="T2">you've got a friendrequest from </text:span><text:span text:style-name="T16">_jannik</text:span><text:span text:style-name="T2">: </text:span><text:span text:style-name="T3">[</text:span><text:span text:style-name="T36">accept</text:span><text:span text:style-name="T2"> / </text:span><text:span text:style-name="T43">decline</text:span><text:span text:style-name="T7">]</text:span></text:p>
      <text:p text:style-name="P9"/>
      <text:p text:style-name="P9">/friendaccept _jannik</text:p>
      <text:p text:style-name="P21"><text:span text:style-name="T6">you and </text:span><text:span text:style-name="T18">_jannik</text:span><text:span text:style-name="T6"> are now friends</text:span></text:p>
      <text:p text:style-name="P9"/>
      <text:p text:style-name="P10">/frienddecline _jannik</text:p>
      <text:p text:style-name="P33"><text:span text:style-name="T27">you and </text:span><text:span text:style-name="T19">_jannik</text:span><text:span text:style-name="T27"> are </text:span><text:span text:style-name="T41">not</text:span><text:span text:style-name="T27"> friends</text:span></text:p>
      <text:p text:style-name="P10"/>
      <text:p text:style-name="P10">/friendremove steve</text:p>
      <text:p text:style-name="P34"><text:span text:style-name="T26">you and </text:span><text:span text:style-name="T40">steve</text:span><text:span text:style-name="T26"> aren't friends anymore</text:span></text:p>
      <text:p text:style-name="P10"/>
      <text:p text:style-name="P11">/friendrequests</text:p>
      <text:p text:style-name="P11">-- you've got friend requests from --</text:p>
      <text:p text:style-name="P35"><text:span text:style-name="T20">_janina</text:span><text:span text:style-name="T28"> [</text:span><text:span text:style-name="T37">accept</text:span><text:span text:style-name="T28"> / </text:span><text:span text:style-name="T44">decline</text:span><text:span text:style-name="T28">]</text:span></text:p>
      <text:p text:style-name="P27"><text:span text:style-name="T6">steve</text:span><text:span text:style-name="T26"> [</text:span><text:span text:style-name="T36">accept</text:span><text:span text:style-name="T26"> / </text:span><text:span text:style-name="T5">decline</text:span><text:span text:style-name="T26">]</text:span></text:p>
      <text:p text:style-name="P28"><text:span text:style-name="T18">alex</text:span><text:span text:style-name="T26"> [</text:span><text:span text:style-name="T36">accept</text:span><text:span text:style-name="T26"> / </text:span><text:span text:style-name="T43">decline</text:span><text:span text:style-name="T26">]</text:span></text:p>
      <text:p text:style-name="P11"/>
      <text:p text:style-name="P11">/friendrequests</text:p>
      <text:p text:style-name="P11">-- you have no active friendrequests :/ --</text:p>
      <text:p text:style-name="P11"/>
      <text:p text:style-name="P11">/block bob</text:p>
      <text:p text:style-name="P28"><text:span text:style-name="T26">player </text:span><text:span text:style-name="T18">bob</text:span><text:span text:style-name="T26"> is now blocked</text:span></text:p>
      <text:p text:style-name="P11"/>
      <text:p text:style-name="P11">/unblock bob</text:p>
      <text:p text:style-name="P28"><text:span text:style-name="T26">player </text:span><text:span text:style-name="T18">bob</text:span><text:span text:style-name="T26"> is no longer blocked</text:span></text:p>
      <text:p text:style-name="P11"/>
      <text:p text:style-name="P11">/blocklist</text:p>
      <text:p text:style-name="P11">-- blocked players --</text:p>
      <text:p text:style-name="P47">bob</text:p>
      <text:p text:style-name="P31"/>
      <text:p text:style-name="P11">/friendchat _janina</text:p>
      <text:p text:style-name="P23"><text:span text:style-name="T6">you've entered a chat with </text:span><text:span text:style-name="T18">_janina</text:span></text:p>
      <text:p text:style-name="P11">hello</text:p>
      <text:p text:style-name="P23"><text:span text:style-name="T6">[</text:span><text:span text:style-name="T18">you</text:span><text:span text:style-name="T6">-&gt;</text:span><text:span text:style-name="T18">_janina</text:span><text:span text:style-name="T6">]: </text:span><text:span text:style-name="T14">hello</text:span></text:p>
      <text:p text:style-name="P11"/>
      <text:p text:style-name="P11">/nofriendchat</text:p>
      <text:p text:style-name="P12">going back to default chat</text:p>
      <text:p text:style-name="P68"># Guild commands</text:p>
      <text:p text:style-name="P13"/>
      <text:p text:style-name="P13">/guildcreate testing blub</text:p>
      <text:p text:style-name="P26"><text:span text:style-name="T11">created new guild "</text:span><text:span text:style-name="T46">testing</text:span><text:span text:style-name="T11">"</text:span></text:p>
      <text:p text:style-name="P13"/>
      <text:p text:style-name="P13">/guildinvite testing _janina</text:p>
      <text:p text:style-name="P26"><text:span text:style-name="T11">sent an guild invitation to </text:span><text:span text:style-name="T22">_janina</text:span></text:p>
      <text:p text:style-name="P22"><text:span text:style-name="T8">you've got a</text:span><text:span text:style-name="T10">n invitation to the guild</text:span><text:span text:style-name="T8"> </text:span><text:span text:style-name="T49">testing</text:span><text:span text:style-name="T8">: </text:span><text:span text:style-name="T9">[</text:span><text:span text:style-name="T38">accept</text:span><text:span text:style-name="T8"> / </text:span><text:span text:style-name="T45">decline</text:span><text:span text:style-name="T9">]</text:span></text:p>
      <text:p text:style-name="P16"/>
      <text:p text:style-name="P24"><text:span text:style-name="T9">/</text:span><text:span text:style-name="T8">guildaccept testing</text:span></text:p>
      <text:p text:style-name="P24"><text:span text:style-name="T8">you're now a member of </text:span><text:span text:style-name="T48">testing</text:span></text:p>
      <text:p text:style-name="P13"/>
      <text:p text:style-name="P13">/guilddecline testing</text:p>
      <text:p text:style-name="P24"><text:span text:style-name="T8">you're </text:span><text:span text:style-name="T42">not</text:span><text:span text:style-name="T8"> a member of </text:span><text:span text:style-name="T48">testing</text:span></text:p>
      <text:p text:style-name="P13"/>
      <text:p text:style-name="P13">/guildleave testing</text:p>
      <text:p text:style-name="P24"><text:span text:style-name="T8">you've left the guild </text:span><text:span text:style-name="T48">testing</text:span></text:p>
      <text:p text:style-name="P13"/>
      <text:p text:style-name="P17">/guildremove testing alex</text:p>
      <text:p text:style-name="P25"><text:span text:style-name="T8">you've removed </text:span><text:span text:style-name="T42">alex</text:span><text:span text:style-name="T8"> from the guild </text:span><text:span text:style-name="T48">testing</text:span></text:p>
      <text:p text:style-name="P17"/>
      <text:p text:style-name="P17">/guildmodify </text:p>
      <text:p text:style-name="P17"/>
      <text:p text:style-name="P17">/guildtransfer testing _janina</text:p>
      <text:p text:style-name="P25"><text:span text:style-name="T8">you've transfered guild ownership of </text:span><text:span text:style-name="T48">testing</text:span><text:span text:style-name="T8"> to </text:span><text:span text:style-name="T21">_janina</text:span></text:p>
      <text:p text:style-name="P17"/>
      <text:p text:style-name="P17">/guildmembers</text:p>
      <text:p text:style-name="P17">-- testing members --</text:p>
      <text:p text:style-name="P29"><text:span text:style-name="T21">_janina</text:span><text:span text:style-name="T29"> (you)</text:span></text:p>
      <text:p text:style-name="P29"><text:span text:style-name="T21">_jannik</text:span><text:span text:style-name="T29"> (owner)</text:span></text:p>
      <text:p text:style-name="P48">steve</text:p>
      <text:p text:style-name="P17"/>
      <text:p text:style-name="P17">/guildlist</text:p>
      <text:p text:style-name="P17">-- your guilds --</text:p>
      <text:p text:style-name="P29"><text:span text:style-name="T50">testing</text:span><text:span text:style-name="T29"> (owner)</text:span></text:p>
      <text:p text:style-name="P50">foo</text:p>
      <text:p text:style-name="P50">bar</text:p>
      <text:p text:style-name="P17"/>
      <text:p text:style-name="P17">/guildprimary testing</text:p>
      <text:p text:style-name="P29"><text:span text:style-name="T48">testing</text:span><text:span text:style-name="T29"> is now your primary guild</text:span></text:p>
      <text:p text:style-name="P17"/>
      <text:p text:style-name="P17">/guildchat</text:p>
      <text:p text:style-name="P29"><text:span text:style-name="T29">you've entered </text:span><text:span text:style-name="T48">testing</text:span><text:span text:style-name="T29">'s chat</text:span></text:p>
      <text:p text:style-name="P17">hello</text:p>
      <text:p text:style-name="P36"><text:span text:style-name="T32">[</text:span><text:span text:style-name="T23">_</text:span><text:span text:style-name="T24">jannik</text:span><text:span text:style-name="T32">-&gt;</text:span><text:span text:style-name="T47">#testing</text:span><text:span text:style-name="T32">]: hello</text:span></text:p>
      <text:p text:style-name="P17"/>
      <text:p text:style-name="P17">/noguildchat</text:p>
      <text:p text:style-name="P17">going back to default chat</text:p>
      <text:p text:style-name="P18">welcome</text:p>
      <text:p text:style-name="P30"><text:span text:style-name="T29">[</text:span><text:span text:style-name="T21">_jannik</text:span><text:span text:style-name="T109">#</text:span><text:span text:style-name="T29">]: welcome</text:span></text:p>
      <text:p text:style-name="P67"><text:span text:style-name="T33"># T</text:span><text:span text:style-name="T34">eam</text:span><text:span text:style-name="T33"> commands</text:span></text:p>
      <text:p text:style-name="P14"/>
      <text:p text:style-name="P36"><text:span text:style-name="T31">/t</text:span><text:span text:style-name="T32">eamcreate red team</text:span></text:p>
      <text:p text:style-name="P36"><text:span text:style-name="T32">id: '</text:span><text:span text:style-name="T51">123e4567-e89b-12d3-a456-426614174000</text:span><text:span text:style-name="T32">', name: 'red team'</text:span></text:p>
      <text:p text:style-name="P17"/>
      <text:p text:style-name="P37"><text:span text:style-name="T30">/teamjoin </text:span><text:span text:style-name="T51">123e4567-e89b-12d3-a456-426614174000 alex</text:span></text:p>
      <text:p text:style-name="P51">team-join player: alex, team: 123e4567-e89b-12d3-a456-426614174000</text:p>
      <text:p text:style-name="P17"/>
      <text:p text:style-name="P37"><text:span text:style-name="T30">/teamleave </text:span><text:span text:style-name="T51">123e4567-e89b-12d3-a456-426614174000 alex</text:span></text:p>
      <text:p text:style-name="P37"><text:span text:style-name="T30">team-leave player: alex, team: 1</text:span><text:span text:style-name="T51">23e4567-e89b-12d3-a456-426614174000</text:span></text:p>
      <text:p text:style-name="P52"/>
      <text:p text:style-name="P52"/>
      <text:p text:style-name="P52"/>
      <text:p text:style-name="P38"><text:span text:style-name="T33"># </text:span><text:span text:style-name="T35">Other note</text:span><text:span text:style-name="T33">s</text:span></text:p>
      <text:p text:style-name="P15"/>
      <text:p text:style-name="P38"><text:span text:style-name="T52">T</text:span><text:span text:style-name="T51">he color of the </text:span><text:span text:style-name="T87">person's name</text:span><text:span text:style-name="T51"> is determined by their rank. Shown here were 2 ranks: </text:span><text:span text:style-name="T100">preferred</text:span><text:span text:style-name="T51"> and </text:span><text:span text:style-name="T96">moderator</text:span><text:span text:style-name="T51">.</text:span></text:p>
      <text:p text:style-name="P53"/>
      <text:p text:style-name="P40"><text:span text:style-name="T54">A</text:span><text:span text:style-name="T53">ll ranks</text:span><text:span text:style-name="T54">:</text:span></text:p>
      <text:p text:style-name="P54">- normal/default</text:p>
      <text:p text:style-name="P39"><text:span text:style-name="T51">- </text:span><text:span text:style-name="T99">preferred</text:span></text:p>
      <text:p text:style-name="P39"><text:span text:style-name="T51">- </text:span><text:span text:style-name="T96">moderator</text:span></text:p>
      <text:p text:style-name="P39"><text:span text:style-name="T51">- </text:span><text:span text:style-name="T98">owner</text:span></text:p>
      <text:p text:style-name="P54"/>
      <text:p text:style-name="P55">Everytime someones nickname / display name is shown the color of their rank is used.</text:p>
      <text:p text:style-name="P56"/>
      <text:p text:style-name="P41"><text:span text:style-name="T88">Guilds</text:span><text:span text:style-name="T55"> always use </text:span><text:span text:style-name="T101">this</text:span><text:span text:style-name="T55"> color for their names. Any time a guild name is listed somewhere this color is used except when listing multiple guilds at once. </text:span><text:span text:style-name="T56">Then the color may vary </text:span><text:span text:style-name="T57">depending on the command</text:span><text:span text:style-name="T58">.</text:span></text:p>
      <text:p text:style-name="P57"/>
      <text:p text:style-name="P42"><text:span text:style-name="T89">T</text:span><text:span text:style-name="T90">eams</text:span><text:span text:style-name="T62"> are generally colored using </text:span><text:span text:style-name="T95">this</text:span><text:span text:style-name="T62"> color.</text:span><text:span text:style-name="T59"> </text:span><text:span text:style-name="T60">Th</text:span><text:span text:style-name="T61">is may change slightly in the future. It may be that the displayed color can be changed individually for teams. This would reduce iritation when i.e. a team called "red team" has an aqua colored name.</text:span></text:p>
      <text:p text:style-name="P58"/>
      <text:p text:style-name="P43"><text:span text:style-name="T61">G</text:span><text:span text:style-name="T51">enerally any </text:span><text:span text:style-name="T87">clickable actions</text:span><text:span text:style-name="T51"> in chat are indicated by </text:span><text:span text:style-name="T86">bold</text:span><text:span text:style-name="T51"> text. </text:span><text:span text:style-name="T63">In addition to that the color reflects the </text:span><text:span text:style-name="T64">connotation the action has (</text:span><text:span text:style-name="T103">good</text:span><text:span text:style-name="T64"> / </text:span><text:span text:style-name="T97">bad</text:span><text:span text:style-name="T64">)</text:span><text:span text:style-name="T65">.</text:span></text:p>
      <text:p text:style-name="P59"/>
      <text:p text:style-name="P65"><text:span text:style-name="T65">When </text:span><text:span text:style-name="T91">chatting</text:span><text:span text:style-name="T65"> the messages will appear </text:span><text:span text:style-name="T106">italic and in a light gray</text:span><text:span text:style-name="T65"> color</text:span><text:span text:style-name="T66"> whenever the message is private. This </text:span><text:span text:style-name="T74">only </text:span><text:span text:style-name="T66">includes private messages </text:span><text:span text:style-name="T75">but </text:span><text:span text:style-name="T66">n</text:span><text:span text:style-name="T76">ot</text:span><text:span text:style-name="T66"> guild messages.</text:span><text:span text:style-name="T67"> Messages sent to a team will generally not appear in a special color</text:span><text:span text:style-name="T78">.</text:span><text:span text:style-name="T67"> </text:span><text:span text:style-name="T79">When using team chat t</text:span><text:span text:style-name="T67">he default chat is replaced with the team chat, unlike how g</text:span><text:span text:style-name="T77">uild</text:span><text:span text:style-name="T67"> chat and friend chat work which add another chat to the default one.</text:span><text:span text:style-name="T68"> Messages are always being sent to the top-most chat on the stack</text:span><text:span text:style-name="T69"> (the height of the </text:span><text:span text:style-name="T93">chat stack</text:span><text:span text:style-name="T69"> is basically limited to </text:span><text:span text:style-name="T80">3 (default chat -&gt; guild chat -&gt; friend chat</text:span><text:span text:style-name="T81">; to use 3 you need to be in a guild chat and use /msg to message someone instead of /friendchat as this would replace the guild chat</text:span><text:span text:style-name="T80">)</text:span><text:span text:style-name="T69">)</text:span><text:span text:style-name="T68">.</text:span></text:p>
      <text:p text:style-name="P69"/>
      <text:p text:style-name="P60"><text:span text:style-name="T68">T</text:span><text:span text:style-name="T51">he brackets around the name and the additional information are ment to signify</text:span><text:span text:style-name="T70">:</text:span></text:p>
      <text:p text:style-name="P70">- who sent the message and</text:p>
      <text:p text:style-name="P70">- where it was sent</text:p>
      <text:p text:style-name="P70"/>
      <text:p text:style-name="P61"><text:span text:style-name="T51">When sending </text:span><text:span text:style-name="T87">messages to friends</text:span><text:span text:style-name="T71"> the name appears after the arrow ("-&gt;") without any prefix. When sending a </text:span><text:span text:style-name="T92">message to a guild</text:span><text:span text:style-name="T71"> the guild name also appears after the arrow but is prefixed with a "#". This is ment to signify that the message was sent to some kind of "chat room". This clearly differentiates private chats and "chat room" (they are technically the same thing but can be seen as pretty different from a users perspective).</text:span><text:span text:style-name="T72"> Additionally the actual name of the sender is also used instead of "you" when sending messages to any chat other than a friend chat.</text:span><text:span text:style-name="T73"> The string "you" is colored appropriately according to the senders rank.</text:span></text:p>
      <text:p text:style-name="P71"/>
      <text:p text:style-name="P64"><text:span text:style-name="T71">[</text:span><text:span text:style-name="T99">you</text:span><text:span text:style-name="T51">-&gt;</text:span><text:span text:style-name="T99">_janina</text:span><text:span text:style-name="T51">]: </text:span><text:span text:style-name="T104">hello _janina</text:span></text:p>
      <text:p text:style-name="P63"><text:span text:style-name="T71">[</text:span><text:span text:style-name="T99">_jannik</text:span><text:span text:style-name="T73">-&gt;</text:span><text:span text:style-name="T102">#testing</text:span><text:span text:style-name="T51">]</text:span><text:span text:style-name="T73">: hello everyone</text:span></text:p>
      <text:p text:style-name="P72"/>
      <text:p text:style-name="P62"><text:span text:style-name="T71">W</text:span><text:span text:style-name="T51">hen sending a message to the </text:span><text:span text:style-name="T87">default chat</text:span><text:span text:style-name="T51"> a similar syntax to guilds is used. Just that the "name" of the default chat is not spelled out and the arrow ("-&gt;") is omitted.</text:span><text:span text:style-name="T82"> </text:span><text:span text:style-name="T108">This</text:span><text:span text:style-name="T82"> color is used for the default chat</text:span><text:span text:style-name="T83">. </text:span><text:span text:style-name="T84">Creating different "default chats" for i.e. </text:span><text:span text:style-name="T85">different dimensions is an idea worth considering in the future.</text:span></text:p>
      <text:p text:style-name="P73"/>
      <text:p text:style-name="P66"><text:span text:style-name="T51">[</text:span><text:span text:style-name="T99">_jannik</text:span><text:span text:style-name="T94">#</text:span><text:span text:style-name="T51">]: hello everyon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1" svg:font-family="'Noto Sans'" style:font-family-generic="swiss"/>
    <style:font-face style:name="Menlo" svg:font-family="Menl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5T20:47:32.022323519</meta:creation-date>
    <dc:date>2020-08-05T23:17:41.473238622</dc:date>
    <meta:editing-duration>PT42M8S</meta:editing-duration>
    <meta:editing-cycles>70</meta:editing-cycles>
    <meta:generator>LibreOffice/6.3.6.2$Linux_X86_64 LibreOffice_project/30$Build-2</meta:generator>
    <meta:document-statistic meta:table-count="0" meta:image-count="0" meta:object-count="0" meta:page-count="3" meta:paragraph-count="112" meta:word-count="788" meta:character-count="4914" meta:non-whitespace-character-count="4237"/>
  </office:meta>
</office:document-meta>
</file>